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00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00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191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0:41:46.98324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7T11:09:55.643661824</dc:date>
    <meta:editing-duration>P33DT14H47M14S</meta:editing-duration>
    <meta:editing-cycles>529</meta:editing-cycles>
    <meta:generator>LibreOffice/6.4.7.2$Linux_X86_64 LibreOffice_project/40$Build-2</meta:generator>
    <dc:creator>Manuel Colera Rico</dc:creator>
    <meta:document-statistic meta:table-count="12" meta:cell-count="14247" meta:object-count="0"/>
  </office:meta>
</office:document-meta>
</file>